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.5pt" fo:font-weight="bold" style:font-name-asian="Droid Sans Fallback1" style:font-size-asian="10.5pt" style:font-weight-asian="bold" style:font-name-complex="Liberation Sans" style:font-size-complex="10.5pt" style:font-weight-complex="bold"/>
    </style:style>
    <style:style style:name="P2" style:family="paragraph" style:parent-style-name="Standard" style:list-style-name="WW8Num2">
      <style:paragraph-properties fo:text-align="start" style:justify-single-word="false" fo:orphans="0" fo:widows="0" style:text-autospace="none">
        <style:tab-stops>
          <style:tab-stop style:position="-8.573cm"/>
        </style:tab-stops>
      </style:paragraph-properties>
      <style:text-properties fo:font-size="12pt" fo:letter-spacing="-0.011cm" fo:font-weight="normal" officeooo:paragraph-rsid="001eed6e" style:font-size-asian="12pt" style:font-weight-asian="normal" style:font-size-complex="12pt"/>
    </style:style>
    <style:style style:name="P3" style:family="paragraph" style:parent-style-name="Standard" style:list-style-name="WW8Num2">
      <style:paragraph-properties fo:text-align="start" style:justify-single-word="false" fo:orphans="0" fo:widows="0" style:text-autospace="none">
        <style:tab-stops>
          <style:tab-stop style:position="-8.573cm"/>
        </style:tab-stops>
      </style:paragraph-properties>
      <style:text-properties fo:font-size="12pt" fo:letter-spacing="-0.011cm" fo:font-weight="normal" officeooo:rsid="00206708" officeooo:paragraph-rsid="00206708" style:font-size-asian="12pt" style:font-weight-asian="normal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use-window-font-color="true" style:font-name="Liberation Serif1" fo:font-size="12pt" fo:language="ru" fo:country="RU" style:letter-kerning="true" style:font-name-asian="Droid Sans Fallback1" style:font-size-asian="12pt" style:language-asian="zh" style:country-asian="CN" style:font-name-complex="FreeSans2" style:font-size-complex="12pt" style:language-complex="hi" style:country-complex="IN"/>
    </style:style>
    <style:style style:name="P5" style:family="paragraph" style:parent-style-name="Standard" style:list-style-name="WW8Num7">
      <style:paragraph-properties fo:margin-top="0cm" fo:margin-bottom="0cm" loext:contextual-spacing="false" fo:line-height="100%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WW8Num5">
      <style:paragraph-properties fo:margin-left="1.247cm" fo:margin-right="0cm" fo:margin-top="0cm" fo:margin-bottom="0cm" loext:contextual-spacing="false" fo:line-height="100%" fo:text-indent="-0.499cm" style:auto-text-indent="false">
        <style:tab-stops>
          <style:tab-stop style:position="1.247cm"/>
        </style:tab-stops>
      </style:paragraph-properties>
    </style:style>
    <style:style style:name="P8" style:family="paragraph" style:parent-style-name="Text_20_body" style:list-style-name="WW8Num3">
      <style:paragraph-properties fo:margin-top="0cm" fo:margin-bottom="0cm" loext:contextual-spacing="false" fo:line-height="100%"/>
    </style:style>
    <style:style style:name="P9" style:family="paragraph" style:parent-style-name="Text_20_body" style:list-style-name="L1">
      <style:paragraph-properties fo:margin-top="0cm" fo:margin-bottom="0cm" loext:contextual-spacing="false" fo:line-height="100%"/>
    </style:style>
    <style:style style:name="P10" style:family="paragraph" style:parent-style-name="Text_20_body" style:list-style-name="WW8Num7">
      <style:paragraph-properties fo:margin-top="0cm" fo:margin-bottom="0cm" loext:contextual-spacing="false" fo:line-height="100%"/>
    </style:style>
    <style:style style:name="P11" style:family="paragraph" style:parent-style-name="Text_20_body" style:list-style-name="WW8Num4">
      <style:paragraph-properties fo:margin-top="0cm" fo:margin-bottom="0cm" loext:contextual-spacing="false" fo:line-height="100%"/>
      <style:text-properties style:use-window-font-color="true" style:font-name="Liberation Serif1" fo:font-size="12pt" fo:language="ru" fo:country="RU" style:letter-kerning="true" style:font-name-asian="Droid Sans Fallback1" style:font-size-asian="12pt" style:language-asian="zh" style:country-asian="CN" style:font-name-complex="FreeSans2" style:font-size-complex="12pt" style:language-complex="hi" style:country-complex="IN"/>
    </style:style>
    <style:style style:name="P12" style:family="paragraph" style:parent-style-name="Text_20_body" style:list-style-name="WW8Num7">
      <style:paragraph-properties fo:margin-top="0cm" fo:margin-bottom="0cm" loext:contextual-spacing="false" fo:line-height="100%"/>
      <style:text-properties style:use-window-font-color="true" style:font-name="Liberation Serif1" fo:font-size="12pt" fo:language="ru" fo:country="RU" officeooo:paragraph-rsid="001e69b4" style:letter-kerning="true" style:font-name-asian="Droid Sans Fallback1" style:font-size-asian="12pt" style:language-asian="zh" style:country-asian="CN" style:font-name-complex="FreeSans2" style:font-size-complex="12pt" style:language-complex="hi" style:country-complex="IN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 style:list-style-name="WW8Num2">
      <style:text-properties style:use-window-font-color="true" style:text-line-through-style="none" style:text-line-through-type="none" style:font-name="Liberation Serif1" fo:font-size="12pt" fo:language="ru" fo:country="RU" style:text-underline-style="none" fo:font-weight="normal" officeooo:paragraph-rsid="001eed6e" style:letter-kerning="true" style:font-name-asian="Droid Sans Fallback1" style:font-size-asian="12pt" style:language-asian="zh" style:country-asian="CN" style:font-weight-asian="normal" style:font-name-complex="FreeSans2" style:font-size-complex="12pt" style:language-complex="hi" style:country-complex="IN" style:font-weight-complex="normal"/>
    </style:style>
    <style:style style:name="P15" style:family="paragraph" style:parent-style-name="Heading_20_1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P16" style:family="paragraph" style:parent-style-name="Heading_20_9">
      <style:text-properties officeooo:paragraph-rsid="001eed6e"/>
    </style:style>
    <style:style style:name="P17" style:family="paragraph" style:parent-style-name="Text_20_body_20_indent" style:list-style-name="WW8Num2"/>
    <style:style style:name="P18" style:family="paragraph" style:parent-style-name="Text_20_body_20_indent" style:list-style-name="WW8Num2">
      <style:text-properties officeooo:paragraph-rsid="001e69b4"/>
    </style:style>
    <style:style style:name="P19" style:family="paragraph" style:parent-style-name="Text_20_body_20_indent" style:list-style-name="WW8Num6"/>
    <style:style style:name="P20" style:family="paragraph" style:parent-style-name="Text_20_body_20_indent">
      <style:text-properties style:font-name="Liberation Sans" fo:font-size="10.5pt" fo:font-weight="bold" style:font-name-asian="Droid Sans Fallback1" style:font-size-asian="10.5pt" style:font-weight-asian="bold" style:font-name-complex="Liberation Sans" style:font-size-complex="10.5pt" style:font-weight-complex="bold"/>
    </style:style>
    <style:style style:name="P21" style:family="paragraph" style:parent-style-name="Heading_20_3" style:list-style-name="WW8Num2">
      <style:paragraph-properties fo:text-align="start" style:justify-single-word="false" fo:orphans="0" fo:widows="0" style:text-autospace="none">
        <style:tab-stops>
          <style:tab-stop style:position="-8.573cm"/>
        </style:tab-stops>
      </style:paragraph-properties>
      <style:text-properties officeooo:paragraph-rsid="00206708"/>
    </style:style>
    <style:style style:name="T1" style:family="text">
      <style:text-properties fo:color="#000000" style:text-line-through-style="none" style:text-line-through-type="none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.5pt" fo:font-weight="bold" style:font-name-asian="Droid Sans Fallback1" style:font-size-asian="10.5pt" style:font-weight-asian="bold" style:font-name-complex="Liberation Sans" style:font-size-complex="10.5pt" style:font-weight-complex="bold"/>
    </style:style>
    <style:style style:name="T4" style:family="text">
      <style:text-properties style:font-name-asian="Liberation Serif1" style:font-name-complex="Liberation Serif1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style:text-line-through-style="none" style:text-line-through-type="none" style:font-name="Liberation Serif1" fo:font-size="12pt" fo:language="ru" fo:country="RU" style:text-underline-style="none" style:letter-kerning="true" style:font-name-asian="Droid Sans Fallback1" style:font-size-asian="12pt" style:language-asian="zh" style:country-asian="CN" style:font-name-complex="FreeSans2" style:font-size-complex="12pt" style:language-complex="hi" style:country-complex="IN"/>
    </style:style>
    <style:style style:name="T7" style:family="text">
      <style:text-properties style:use-window-font-color="true" style:text-line-through-style="none" style:text-line-through-type="none" style:font-name="Liberation Serif1" fo:language="ru" fo:country="RU" style:text-underline-style="none" style:letter-kerning="true" style:font-name-asian="Droid Sans Fallback1" style:language-asian="zh" style:country-asian="CN" style:font-name-complex="FreeSans2" style:language-complex="hi" style:country-complex="IN" style:font-weight-complex="normal"/>
    </style:style>
    <style:style style:name="T8" style:family="text">
      <style:text-properties style:use-window-font-color="true" style:text-line-through-style="none" style:text-line-through-type="none" style:font-name="Liberation Serif1" fo:language="ru" fo:country="RU" style:text-underline-style="none" officeooo:rsid="001eed6e" style:letter-kerning="true" style:font-name-asian="Droid Sans Fallback1" style:language-asian="zh" style:country-asian="CN" style:font-name-complex="FreeSans2" style:language-complex="hi" style:country-complex="IN" style:font-weight-complex="normal"/>
    </style:style>
    <style:style style:name="T9" style:family="text">
      <style:text-properties style:use-window-font-color="true" style:text-line-through-style="none" style:text-line-through-type="none" style:font-name="Liberation Serif1" fo:language="ru" fo:country="RU" style:text-underline-style="none" fo:font-weight="bold" officeooo:rsid="001eed6e" style:letter-kerning="true" style:font-name-asian="Droid Sans Fallback1" style:language-asian="zh" style:country-asian="CN" style:font-weight-asian="bold" style:font-name-complex="FreeSans2" style:language-complex="hi" style:country-complex="IN" style:font-weight-complex="normal"/>
    </style:style>
    <style:style style:name="T10" style:family="text">
      <style:text-properties style:use-window-font-color="true" style:text-line-through-style="none" style:text-line-through-type="none" style:font-name="Liberation Serif1" fo:language="ru" fo:country="RU" style:text-underline-style="none" fo:font-weight="bold" officeooo:rsid="00206708" style:letter-kerning="true" style:font-name-asian="Droid Sans Fallback1" style:language-asian="zh" style:country-asian="CN" style:font-weight-asian="bold" style:font-name-complex="FreeSans2" style:language-complex="hi" style:country-complex="IN" style:font-weight-complex="normal"/>
    </style:style>
    <style:style style:name="T11" style:family="text">
      <style:text-properties style:font-name="Verdana" fo:font-size="10.5pt"/>
    </style:style>
    <style:style style:name="T12" style:family="text">
      <style:text-properties officeooo:rsid="001eed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Транспортировка лекарственных препаратов, лекарственного сырья.</text:h>
      <text:h text:style-name="P13" text:outline-level="2">Предметная область.</text:h>
      <text:p text:style-name="P6"/>
      <text:p text:style-name="Text_20_body_20_indent">Перевозка термолабильный лекарственных препаратов автомобильным транспортом осуществляется в закрытых изотермических фургонах, контейнерах с поддерживаемой или регулируемой температурой и влажностью. </text:p>
      <text:p text:style-name="Text_20_body_20_indent"/>
      <text:h text:style-name="Heading_20_9" text:outline-level="9">Нормативные документы: </text:h>
      <text:list xml:id="list6683440226895879202" text:style-name="WW8Num2">
        <text:list-item>
          <text:p text:style-name="P17">Приказ Министерства здравоохранения и социального развития РФ от 23 августа 2010 г. N 706н "Об утверждении Правил хранения лекарственных средств".</text:p>
        </text:list-item>
        <text:list-item>
          <text:p text:style-name="P18"><text:span text:style-name="T1">С</text:span><text:span text:style-name="T6">анитарно-эпидемиологические правила </text:span><text:bookmark text:name="r"/><text:span text:style-name="q"><text:span text:style-name="T6">СП 3.3.2.3332-16</text:span></text:span><text:span text:style-name="T6"> "Условия транспортирования и хранения иммунобиологических лекарственных препаратов"</text:span></text:p>
        </text:list-item>
      </text:list>
      <text:p text:style-name="Text_20_body_20_indent"/>
      <text:h text:style-name="P16" text:outline-level="9"><text:span text:style-name="T12">Справочные материалы</text:span>:</text:h>
      <text:list xml:id="list100227776251418" text:continue-numbering="true" text:style-name="WW8Num2">
        <text:list-item>
          <text:h text:style-name="P14" text:outline-level="2">Р<text:span text:style-name="T12">егламент холодовой цепи логистики и контроля качества термолабильных лекарственных препаратов.</text:span></text:h>
        </text:list-item>
        <text:list-item>
          <text:p text:style-name="P2"><text:span text:style-name="T8">Выдержка из документации об электронном аукционе на заключение контракта на поставку оборудования для транспортировки термолабильных лекарственных средств с соблюдением уровней "холодовой цепи".</text:span></text:p>
        </text:list-item>
        <text:list-item>
          <text:p text:style-name="P3"><text:span text:style-name="T8">В</text:span><text:span text:style-name="T7">ыработка требований к логистике </text:span><text:span text:style-name="T8">термолабильных лекарственных средств с соблюдением уровней "холодовой цепи".</text:span></text:p>
        </text:list-item>
        <text:list-item>
          <text:p text:style-name="P3"><text:span text:style-name="T8">Требования к перевозке термолабильных лекарственных препаратов.</text:span></text:p>
          <text:h text:style-name="P21" text:outline-level="3"><text:span text:style-name="T6"/></text:h>
        </text:list-item>
      </text:list>
      <text:p text:style-name="P1">Основные факторы, влияющие на качество лекарственных средств</text:p>
      <text:p text:style-name="Text_20_body"/>
      <text:p text:style-name="Text_20_body">1. Природные факторы окружающей среды:</text:p>
      <text:list xml:id="list165318057110836616" text:style-name="WW8Num3">
        <text:list-item>
          <text:p text:style-name="P8">Видимые инфракрасные и ультрафиолетовые лучи света.</text:p>
        </text:list-item>
        <text:list-item>
          <text:p text:style-name="P8">Влажность.</text:p>
        </text:list-item>
        <text:list-item>
          <text:p text:style-name="P8">Электромагнитные, рентгеновские и другие излучения.</text:p>
        </text:list-item>
        <text:list-item>
          <text:p text:style-name="P8">Влияние температуры окружающей среды. Влияние температур окружающей среды является определяющим фактором, от воздействия которого в холодовой цепи пока не обеспечиваются гарантии защиты.</text:p>
        </text:list-item>
      </text:list>
      <text:p text:style-name="Text_20_body">2. Человеческий фактор.</text:p>
      <text:list xml:id="list7828920555234175948" text:style-name="WW8Num4">
        <text:list-item>
          <text:p text:style-name="P11">Несовершенство логистики холодовой цепи поставок, лабораторного, температурного и административного контроля качества лекарственных средств.</text:p>
        </text:list-item>
        <text:list-item>
          <text:p text:style-name="P11">Отсутствие системной и профессиональной подготовки персонала всех уровней холодовой цепи, обеспечивающих поставки термолабильных лекарственных средств.</text:p>
        </text:list-item>
        <text:list-item>
          <text:p text:style-name="P11">Несовершенство действующего законодательства и другой нормативной базы, регламентирующей деятельность по обеспечению гарантий качества лекарственных средств.</text:p>
        </text:list-item>
      </text:list>
      <text:p text:style-name="P4"><text:soft-page-break/></text:p>
      <text:h text:style-name="Heading_20_8" text:outline-level="8">Требования к технической базе, применяемой при транспортировке лекарственных средств.</text:h>
      <text:p text:style-name="Text_20_body_20_indent"><text:line-break/><text:tab/><text:span text:style-name="T2">Рефрижераторный транспорт</text:span> предназначен для перевозки лекарственных средств <text:s/>с протяженностью по времени, не превышающим 48 часов или в течение более длительных промежутков времени, с обязательным применением термоконтейнеров многоразового применения.</text:p>
      <text:p text:style-name="Text_20_body_20_indent">Основные требования:</text:p>
      <text:list xml:id="list4074878710917740852" text:style-name="L1">
        <text:list-item>
          <text:p text:style-name="P9">работа оборудования на нагрев и охлаждение в температурном диапазоне внутреннего объема <text:s/>от минус 20 ˚ С до + 25 ˚ С;</text:p>
        </text:list-item>
      </text:list>
      <text:list xml:id="list2276388517541231507" text:style-name="WW8Num5">
        <text:list-item>
          <text:p text:style-name="P7">наличие принудительной циркуляции охлажденного (нагретого) воздуха по всему внутреннему объему; </text:p>
        </text:list-item>
        <text:list-item>
          <text:p text:style-name="P7">наличие приборов документального температурного мониторинга качества лекарственных средств, обеспечивающего контроль температурного режима, не менее чем в 4-х точках внутреннего объема <text:s/>с точностью регистрации по температуре не хуже ± 0,5 °C <text:s/>и по времени от 5 до 30 минут; </text:p>
        </text:list-item>
        <text:list-item>
          <text:p text:style-name="P7">наличие предупредительной сигнализации о выходе температуры внутри кузова рефрижератора за пределы оптимального температурного диапазона (1 ÷ 9) °C; </text:p>
        </text:list-item>
        <text:list-item>
          <text:p text:style-name="P7">высокая проходимость транспортной базы; </text:p>
        </text:list-item>
      </text:list>
      <text:p text:style-name="P20"/>
      <text:h text:style-name="Heading_20_8" text:outline-level="8">Требования к основным техническим характеристикам средств температурного мониторинга</text:h>
      <text:p text:style-name="Text_20_body_20_indent">В зависимости от конструктивных решений и области применений, технические средства температурного мониторинга качества, используемые в холодовой цепи, подразделяются на:</text:p>
      <text:list xml:id="list5496244101978379170" text:style-name="WW8Num6">
        <text:list-item>
          <text:p text:style-name="P19">термоиндикаторы химические и электронные;</text:p>
        </text:list-item>
        <text:list-item>
          <text:p text:style-name="P19">термоиндикаторы и терморегистраторы одноразового и многоразового применения.</text:p>
        </text:list-item>
      </text:list>
      <text:p text:style-name="Text_20_body_20_indent"/>
      <text:p text:style-name="Text_20_body_20_indent"><text:span text:style-name="T4"><text:s/></text:span><text:span text:style-name="T5">Основными требованиями к техническим средствам</text:span> температурного мониторинга качества лекарственных средств являются:</text:p>
      <text:list xml:id="list264953941506891159" text:style-name="WW8Num7">
        <text:list-item>
          <text:p text:style-name="P5">Обеспечение <text:s/>точности регистрации не хуже ± 0,5 ˚С по температуре и дискретности регистрации по времени может составлять <text:s/>5 или 10 мин. </text:p>
        </text:list-item>
        <text:list-item>
          <text:p text:style-name="P10">Обеспечение возможности их проверки работоспособности перед применением.</text:p>
        </text:list-item>
        <text:list-item>
          <text:p text:style-name="P10">Наличие энергонезависимой памяти с дискретностью регистрации по времени 5 минут на 30 суток.</text:p>
        </text:list-item>
        <text:list-item>
          <text:p text:style-name="P10">Наличие световой или звуковой сигнализации о выходе температуры за пределы нижних и/или верхних пороговых значений контролируемых диапазонов.</text:p>
        </text:list-item>
        <text:list-item>
          <text:p text:style-name="P12">Поверка и калибровка терморегистраторов и термометров, используемых в рефрижераторном транспорте и являющихся средствами измерения, осуществляются с периодичностью, определенной при регистрации данного конкретного средства измер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line-height="100%" fo:text-indent="1.251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text-line-through-style="none" style:text-line-through-type="none"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.5pt" style:font-name-asian="Droid Sans Fallback1" style:font-family-asian="'Droid Sans Fallback'" style:font-pitch-asian="variable" style:font-size-asian="10.5pt" style:font-name-complex="OpenSymbol1" style:font-family-complex="OpenSymbol, 'Arial Unicode MS'" style:font-charset-complex="x-symbol" style:font-size-complex="10.5pt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q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991cm" fo:margin-left="2cm" fo:margin-right="1.20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3:34:17.346672300</meta:creation-date>
    <dc:date>2016-05-31T10:02:27.021674919</dc:date>
    <meta:editing-cycles>6</meta:editing-cycles>
    <meta:editing-duration>PT21H23M11S</meta:editing-duration>
    <meta:generator>LibreOffice/5.1.1.2$Linux_X86_64 LibreOffice_project/10m0$Build-2</meta:generator>
    <meta:document-statistic meta:table-count="0" meta:image-count="0" meta:object-count="0" meta:page-count="2" meta:paragraph-count="40" meta:word-count="490" meta:character-count="4155" meta:non-whitespace-character-count="3714"/>
  </office:meta>
</office:document-meta>
</file>